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4cm" fo:min-width="3.215cm"/>
    </style:style>
    <style:style style:name="gr2" style:family="graphic" style:parent-style-name="standard">
      <style:graphic-properties draw:marker-start="Arrow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11cm" fo:min-width="1.469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1.826cm" fo:min-width="1.449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826cm" fo:min-width="1.449cm"/>
    </style:style>
    <style:style style:name="gr6" style:family="graphic" style:parent-style-name="standard">
      <style:graphic-properties draw:textarea-horizontal-align="justify" draw:textarea-vertical-align="middle" draw:auto-grow-height="false" fo:min-height="1.277cm" fo:min-width="2.374cm"/>
    </style:style>
    <style:style style:name="gr7" style:family="graphic" style:parent-style-name="standard">
      <style:graphic-properties draw:stroke="none" svg:stroke-color="#000000" draw:fill="none" draw:fill-color="#ffffff" fo:min-height="0.433cm"/>
    </style:style>
    <style:style style:name="P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" style:family="paragraph">
      <style:paragraph-properties fo:margin-top="0.42cm" fo:margin-bottom="0.35cm" fo:text-align="center">
        <style:tab-stops/>
      </style:paragraph-properties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00cc33"/>
      <style:paragraph-properties fo:margin-top="0.42cm" fo:margin-bottom="0.35cm"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loext:graphic-properties draw:fill-color="#ff0000"/>
      <style:paragraph-properties fo:margin-top="0.42cm" fo:margin-bottom="0.35cm" fo:text-align="center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937cm" svg:height="2.286cm" svg:x="9.509cm" svg:y="7.386cm">
          <text:p text:style-name="P1">Update robot joints based on DQN received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1.478cm" svg:y1="3.848cm" svg:x2="11.477cm" svg:y2="3.286cm" draw:start-shape="id1" draw:start-glue-point="4" draw:end-shape="id2" draw:end-glue-point="8" svg:d="M11478 3848v-281h-1v-281" svg:viewBox="0 0 2 563">
          <text:p/>
        </draw:connector>
        <draw:connector draw:style-name="gr2" draw:text-style-name="P3" draw:layer="layout" svg:x1="11.478cm" svg:y1="10.15cm" svg:x2="11.477cm" svg:y2="9.672cm" draw:start-shape="id3" draw:start-glue-point="4" draw:end-shape="id4" draw:end-glue-point="2" svg:d="M11478 10150v-239h-1v-239" svg:viewBox="0 0 2 479">
          <text:p/>
        </draw:connector>
        <draw:custom-shape draw:style-name="gr3" draw:text-style-name="P1" xml:id="id13" draw:id="id13" draw:layer="layout" svg:width="3.937cm" svg:height="2.921cm" svg:x="2.583cm" svg:y="9.569cm">
          <text:p text:style-name="P1"><text:s/>Collision with target detecte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2" draw:id="id12" draw:layer="layout" svg:width="2.159cm" svg:height="2.286cm" svg:x="3.472cm" svg:y="13.106cm">
          <text:p text:style-name="P1">New Reward +3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4" draw:id="id14" draw:layer="layout" svg:width="2.159cm" svg:height="2.286cm" svg:x="3.472cm" svg:y="6.715cm">
          <text:p text:style-name="P1">New Penalty -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2" draw:id="id2" draw:layer="layout" svg:width="4.064cm" svg:height="2.159cm" svg:x="9.445cm" svg:y="1.127cm">
          <text:p text:style-name="P2">Start New Epis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4.064cm" svg:height="2.159cm" svg:x="9.445cm" svg:y="21.281cm">
          <text:p text:style-name="P2">End of Epis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3.937cm" svg:height="2.921cm" svg:x="9.509cm" svg:y="3.848cm">
          <text:p text:style-name="P2">a new frame from camer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477cm" svg:y1="7.386cm" svg:x2="11.478cm" svg:y2="6.769cm" draw:start-shape="id4" draw:start-glue-point="0" draw:end-shape="id1" draw:end-glue-point="6" svg:d="M11477 7386v-308h1v-309" svg:viewBox="0 0 2 618">
          <text:p/>
        </draw:connector>
        <draw:connector draw:style-name="gr2" draw:text-style-name="P3" draw:layer="layout" draw:line-skew="0.067cm" svg:x1="11.478cm" svg:y1="3.848cm" svg:x2="13.446cm" svg:y2="5.309cm" draw:start-shape="id1" draw:start-glue-point="4" draw:end-shape="id1" draw:end-glue-point="7" svg:d="M11478 3848v-435h2469v1896h-501" svg:viewBox="0 0 2470 1897">
          <text:p/>
        </draw:connector>
        <draw:frame draw:style-name="gr7" draw:text-style-name="P7" draw:layer="layout" svg:width="1.397cm" svg:height="0.683cm" svg:x="4.556cm" svg:y="12.346cm">
          <draw:text-box>
            <text:p text:style-name="P6"><text:span text:style-name="T1">YES</text:span></text:p>
          </draw:text-box>
        </draw:frame>
        <draw:frame draw:style-name="gr7" draw:text-style-name="P7" draw:layer="layout" svg:width="1.397cm" svg:height="0.683cm" svg:x="4.556cm" svg:y="8.953cm">
          <draw:text-box>
            <text:p text:style-name="P6"><text:span text:style-name="T1">NO</text:span></text:p>
          </draw:text-box>
        </draw:frame>
        <draw:frame draw:style-name="gr7" draw:text-style-name="P7" draw:layer="layout" svg:width="1.397cm" svg:height="0.683cm" svg:x="11.541cm" svg:y="6.588cm">
          <draw:text-box>
            <text:p text:style-name="P6"><text:span text:style-name="T1">YES</text:span></text:p>
          </draw:text-box>
        </draw:frame>
        <draw:frame draw:style-name="gr7" draw:text-style-name="P7" draw:layer="layout" svg:width="1.397cm" svg:height="0.683cm" svg:x="12.684cm" svg:y="3.921cm">
          <draw:text-box>
            <text:p text:style-name="P6"><text:span text:style-name="T1">NO</text:span></text:p>
          </draw:text-box>
        </draw:frame>
        <draw:custom-shape draw:style-name="gr3" draw:text-style-name="P1" xml:id="id5" draw:id="id5" draw:layer="layout" svg:width="3.937cm" svg:height="2.921cm" svg:x="9.509cm" svg:y="13.684cm">
          <text:p text:style-name="P1"><text:s/>Arm Touched Groun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3.937cm" svg:height="2.921cm" svg:x="9.509cm" svg:y="10.15cm">
          <text:p text:style-name="P1"><text:s/>Max Episode Length reache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1.478cm" svg:y1="13.684cm" svg:x2="11.478cm" svg:y2="13.071cm" draw:start-shape="id5" draw:start-glue-point="4" draw:end-shape="id3" draw:end-glue-point="6" svg:d="M11478 13684v-613" svg:viewBox="0 0 1 614">
          <text:p/>
        </draw:connector>
        <draw:custom-shape draw:style-name="gr5" draw:text-style-name="P5" xml:id="id6" draw:id="id6" draw:layer="layout" svg:width="2.159cm" svg:height="2.286cm" svg:x="14.399cm" svg:y="13.992cm">
          <text:p text:style-name="P1">New Penalty -3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4.399cm" svg:y1="15.135cm" svg:x2="13.446cm" svg:y2="15.145cm" draw:start-shape="id6" draw:start-glue-point="3" draw:end-shape="id5" draw:end-glue-point="7" svg:d="M14399 15135h-477v10h-476" svg:viewBox="0 0 954 11">
          <text:p/>
        </draw:connector>
        <draw:connector draw:style-name="gr2" draw:text-style-name="P3" draw:layer="layout" draw:line-skew="0.561cm" svg:x1="13.509cm" svg:y1="22.361cm" svg:x2="16.558cm" svg:y2="15.135cm" draw:start-shape="id7" draw:start-glue-point="10" draw:end-shape="id6" draw:end-glue-point="1" svg:d="M13509 22361h4111v-7226h-1062" svg:viewBox="0 0 4112 7227">
          <text:p/>
        </draw:connector>
        <draw:frame draw:style-name="gr7" draw:text-style-name="P7" draw:layer="layout" svg:width="1.397cm" svg:height="0.683cm" svg:x="13.065cm" svg:y="14.373cm">
          <draw:text-box>
            <text:p text:style-name="P6"><text:span text:style-name="T1">YES</text:span></text:p>
          </draw:text-box>
        </draw:frame>
        <draw:connector draw:style-name="gr2" draw:text-style-name="P3" draw:layer="layout" draw:line-skew="-7.309cm" svg:x1="9.445cm" svg:y1="2.207cm" svg:x2="9.445cm" svg:y2="22.361cm" draw:start-shape="id2" draw:start-glue-point="6" draw:end-shape="id7" draw:end-glue-point="6" svg:d="M9445 2207h-7810v20154h7810" svg:viewBox="0 0 7811 20155">
          <text:p/>
        </draw:connector>
        <draw:custom-shape draw:style-name="gr5" draw:text-style-name="P5" xml:id="id8" draw:id="id8" draw:layer="layout" svg:width="2.159cm" svg:height="2.286cm" svg:x="14.399cm" svg:y="10.467cm">
          <text:p text:style-name="P1">New Penalty -3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4.399cm" svg:y1="11.61cm" svg:x2="13.446cm" svg:y2="11.611cm" draw:start-shape="id8" draw:start-glue-point="3" draw:end-shape="id3" draw:end-glue-point="7" svg:d="M14399 11610h-477v1h-476" svg:viewBox="0 0 954 2">
          <text:p/>
        </draw:connector>
        <draw:connector draw:style-name="gr2" draw:text-style-name="P3" draw:layer="layout" draw:line-skew="0.578cm" svg:x1="13.509cm" svg:y1="22.361cm" svg:x2="16.558cm" svg:y2="11.61cm" draw:start-shape="id7" draw:start-glue-point="10" draw:end-shape="id8" draw:end-glue-point="1" svg:d="M13509 22361h4128v-10751h-1079" svg:viewBox="0 0 4129 10752">
          <text:p/>
        </draw:connector>
        <draw:frame draw:style-name="gr7" draw:text-style-name="P7" draw:layer="layout" svg:width="1.397cm" svg:height="0.683cm" svg:x="13.065cm" svg:y="10.864cm">
          <draw:text-box>
            <text:p text:style-name="P6"><text:span text:style-name="T1">YES</text:span></text:p>
          </draw:text-box>
        </draw:frame>
        <draw:frame draw:style-name="gr7" draw:text-style-name="P7" draw:layer="layout" svg:width="1.124cm" svg:height="0.683cm" svg:x="11.814cm" svg:y="16.532cm">
          <draw:text-box>
            <text:p text:style-name="P6"><text:span text:style-name="T1">NO</text:span></text:p>
          </draw:text-box>
        </draw:frame>
        <draw:frame draw:style-name="gr7" draw:text-style-name="P7" draw:layer="layout" svg:width="1.397cm" svg:height="0.683cm" svg:x="11.414cm" svg:y="13.065cm">
          <draw:text-box>
            <text:p text:style-name="P6"><text:span text:style-name="T1">NO</text:span></text:p>
          </draw:text-box>
        </draw:frame>
        <draw:custom-shape draw:style-name="gr3" draw:text-style-name="P1" xml:id="id10" draw:id="id10" draw:layer="layout" svg:width="3.937cm" svg:height="2.921cm" svg:x="9.509cm" svg:y="17.412cm">
          <text:p text:style-name="P1">Arm distance closer to target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9" draw:id="id9" draw:layer="layout" svg:width="2.159cm" svg:height="2.286cm" svg:x="14.399cm" svg:y="17.729cm">
          <text:p text:style-name="P1">New Interim Reward based on chan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4.399cm" svg:y1="18.872cm" svg:x2="13.446cm" svg:y2="18.873cm" draw:start-shape="id9" draw:start-glue-point="3" draw:end-shape="id10" draw:end-glue-point="7" svg:d="M14399 18872h-477v1h-476" svg:viewBox="0 0 954 2">
          <text:p/>
        </draw:connector>
        <draw:custom-shape draw:style-name="gr5" draw:text-style-name="P5" xml:id="id11" draw:id="id11" draw:layer="layout" svg:width="2.159cm" svg:height="2.286cm" svg:x="6.318cm" svg:y="17.729cm">
          <text:p text:style-name="P1">New Interim Penalty based on chan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8.477cm" svg:y1="18.872cm" svg:x2="9.509cm" svg:y2="18.873cm" draw:start-shape="id11" draw:start-glue-point="1" draw:end-shape="id10" draw:end-glue-point="5" svg:d="M8477 18872h516v1h516" svg:viewBox="0 0 1033 2">
          <text:p/>
        </draw:connector>
        <draw:frame draw:style-name="gr7" draw:text-style-name="P7" draw:layer="layout" svg:width="1.397cm" svg:height="0.683cm" svg:x="12.938cm" svg:y="18.126cm">
          <draw:text-box>
            <text:p text:style-name="P6"><text:span text:style-name="T1">YES</text:span></text:p>
          </draw:text-box>
        </draw:frame>
        <draw:frame draw:style-name="gr7" draw:text-style-name="P7" draw:layer="layout" svg:width="1.397cm" svg:height="0.683cm" svg:x="8.493cm" svg:y="18.174cm">
          <draw:text-box>
            <text:p text:style-name="P6"><text:span text:style-name="T1">NO</text:span></text:p>
          </draw:text-box>
        </draw:frame>
        <draw:connector draw:style-name="gr2" draw:text-style-name="P3" draw:layer="layout" draw:line-skew="-3.419cm" svg:x1="9.509cm" svg:y1="5.309cm" svg:x2="6.318cm" svg:y2="18.872cm" draw:start-shape="id1" draw:start-glue-point="5" draw:end-shape="id11" draw:end-glue-point="3" svg:d="M9509 5309h-7112v13563h3921" svg:viewBox="0 0 7113 13564">
          <text:p/>
        </draw:connector>
        <draw:connector draw:style-name="gr2" draw:text-style-name="P3" draw:layer="layout" draw:line-skew="-6.61cm 0.324cm" svg:x1="9.509cm" svg:y1="5.309cm" svg:x2="15.478cm" svg:y2="20.015cm" draw:start-shape="id1" draw:start-glue-point="5" draw:end-shape="id9" draw:end-glue-point="2" svg:d="M9509 5309h-7112v15532h13081v-826" svg:viewBox="0 0 13082 15533">
          <text:p/>
        </draw:connector>
        <draw:connector draw:style-name="gr2" draw:text-style-name="P3" draw:layer="layout" svg:x1="11.478cm" svg:y1="17.412cm" svg:x2="11.478cm" svg:y2="16.605cm" draw:start-shape="id10" draw:start-glue-point="4" draw:end-shape="id5" draw:end-glue-point="6" svg:d="M11478 17412v-807" svg:viewBox="0 0 1 808">
          <text:p/>
        </draw:connector>
        <draw:connector draw:style-name="gr2" draw:text-style-name="P3" draw:layer="layout" svg:x1="4.551cm" svg:y1="13.106cm" svg:x2="4.552cm" svg:y2="12.49cm" draw:start-shape="id12" draw:start-glue-point="0" draw:end-shape="id13" draw:end-glue-point="6" svg:d="M4551 13106v-308h1v-308" svg:viewBox="0 0 2 617">
          <text:p/>
        </draw:connector>
        <draw:connector draw:style-name="gr2" draw:text-style-name="P3" draw:layer="layout" svg:x1="6.52cm" svg:y1="11.03cm" svg:x2="9.509cm" svg:y2="8.529cm" draw:start-shape="id13" draw:start-glue-point="7" draw:end-shape="id4" draw:end-glue-point="3" svg:d="M6520 11030h1494v-2501h1495" svg:viewBox="0 0 2990 2502">
          <text:p/>
        </draw:connector>
        <draw:connector draw:style-name="gr2" draw:text-style-name="P3" draw:layer="layout" svg:x1="9.445cm" svg:y1="22.361cm" svg:x2="4.551cm" svg:y2="15.392cm" draw:start-shape="id7" draw:start-glue-point="6" draw:end-shape="id12" draw:end-glue-point="2" svg:d="M9445 22361h-4894v-6969" svg:viewBox="0 0 4895 6970">
          <text:p/>
        </draw:connector>
        <draw:connector draw:style-name="gr2" draw:text-style-name="P3" draw:layer="layout" svg:x1="4.551cm" svg:y1="9.001cm" svg:x2="4.552cm" svg:y2="9.569cm" draw:start-shape="id14" draw:start-glue-point="2" draw:end-shape="id13" draw:end-glue-point="4" svg:d="M4551 9001v284h1v284" svg:viewBox="0 0 2 569">
          <text:p/>
        </draw:connector>
        <draw:connector draw:style-name="gr2" draw:text-style-name="P3" draw:layer="layout" svg:x1="9.509cm" svg:y1="5.309cm" svg:x2="4.551cm" svg:y2="6.715cm" draw:start-shape="id1" draw:start-glue-point="5" draw:end-shape="id14" draw:end-glue-point="0" svg:d="M9509 5309h-4958v1406" svg:viewBox="0 0 4959 14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1:17:20.722847137</meta:creation-date>
    <dc:date>2018-06-11T13:40:52.038027531</dc:date>
    <meta:editing-duration>PT18M3S</meta:editing-duration>
    <meta:editing-cycles>4</meta:editing-cycles>
    <meta:generator>LibreOffice/5.1.6.2$Linux_X86_64 LibreOffice_project/10m0$Build-2</meta:generator>
    <meta:document-statistic meta:object-count="44"/>
  </office:meta>
</office:document-meta>
</file>